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200000223E5DF54D902F9CE5E.png" manifest:media-type="image/png"/>
  <manifest:file-entry manifest:full-path="Pictures/1000000000000300000002750EF37E7634D02D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P3" style:family="paragraph" style:parent-style-name="Standard">
      <style:text-properties officeooo:rsid="001272d9" officeooo:paragraph-rsid="001272d9"/>
    </style:style>
    <style:style style:name="T1" style:family="text">
      <style:text-properties officeooo:rsid="000970bf"/>
    </style:style>
    <style:style style:name="T2" style:family="text">
      <style:text-properties officeooo:rsid="000eb319"/>
    </style:style>
    <style:style style:name="T3" style:family="text">
      <style:text-properties officeooo:rsid="0011ccd6"/>
    </style:style>
    <style:style style:name="T4" style:family="text">
      <style:text-properties officeooo:rsid="001272d9"/>
    </style:style>
    <style:style style:name="T5" style:family="text">
      <style:text-properties officeooo:rsid="001497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2">807</text:span>: <text:span text:style-name="T5">EMITIR NF</text:span> <text:span text:style-name="T2">PEÇAS – CENÁRIO 04</text:span></text:p>
      <text:p text:style-name="P1"><draw:frame draw:style-name="fr1" draw:name="Figura1" text:anchor-type="paragraph" svg:width="17cm" svg:height="12.333cm" draw:z-index="0"><draw:image xlink:href="Pictures/10000000000002F200000223E5DF54D902F9CE5E.png" xlink:type="simple" xlink:show="embed" xlink:actuate="onLoad"/></draw:frame></text:p>
      <text:p text:style-name="P1"><draw:frame draw:style-name="fr1" draw:name="Figura2" text:anchor-type="paragraph" svg:width="17cm" svg:height="13.922cm" draw:z-index="1"><draw:image xlink:href="Pictures/1000000000000300000002750EF37E7634D02DC1.png" xlink:type="simple" xlink:show="embed" xlink:actuate="onLoad"/></draw:frame><text:soft-page-break/></text:p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20T14:09:06.622000000</dc:date>
    <meta:editing-duration>PT7H16M46S</meta:editing-duration>
    <meta:editing-cycles>13</meta:editing-cycles>
    <meta:generator>LibreOffice/5.1.4.2$Windows_x86 LibreOffice_project/f99d75f39f1c57ebdd7ffc5f42867c12031db97a</meta:generator>
    <meta:document-statistic meta:table-count="0" meta:image-count="2" meta:object-count="0" meta:page-count="2" meta:paragraph-count="1" meta:word-count="9" meta:character-count="45" meta:non-whitespace-character-count="36"/>
  </office:meta>
</office:document-meta>
</file>